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.9" calcext:value-type="float">
            <text:p>49.9</text:p>
          </table:table-cell>
          <table:table-cell/>
          <table:table-cell table:formula="of:=[.B2]+[.C2]" office:value-type="float" office:value="49.9" calcext:value-type="float">
            <text:p>49.9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49.9" calcext:value-type="string">
            <text:p>49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B3]+[.C3]" office:value-type="float" office:value="750" calcext:value-type="float">
            <text:p>750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750.0" calcext:value-type="string">
            <text:p>7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[.B4]+[.C4]" office:value-type="float" office:value="909" calcext:value-type="float">
            <text:p>909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909.0" calcext:value-type="string">
            <text:p>9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B5]+[.C5]" office:value-type="float" office:value="1100" calcext:value-type="float">
            <text:p>1100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B6]+[.C6]" office:value-type="float" office:value="1240" calcext:value-type="float">
            <text:p>1240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B7]+[.C7]" office:value-type="float" office:value="13000" calcext:value-type="float">
            <text:p>13000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B8]+[.C8]" office:value-type="float" office:value="2000" calcext:value-type="float">
            <text:p>2000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B9]+[.C9]" office:value-type="float" office:value="3000" calcext:value-type="float">
            <text:p>3000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3.0 k" calcext:value-type="string">
            <text:p>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" calcext:value-type="float">
            <text:p>4020</text:p>
          </table:table-cell>
          <table:table-cell/>
          <table:table-cell table:formula="of:=[.B10]+[.C10]" office:value-type="float" office:value="4020" calcext:value-type="float">
            <text:p>4020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4.02 k" calcext:value-type="string">
            <text:p>4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110" calcext:value-type="float">
            <text:p>5110</text:p>
          </table:table-cell>
          <table:table-cell/>
          <table:table-cell table:formula="of:=[.B11]+[.C11]" office:value-type="float" office:value="5110" calcext:value-type="float">
            <text:p>5110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5.11 k" calcext:value-type="string">
            <text:p>5.1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" calcext:value-type="float">
            <text:p>6040</text:p>
          </table:table-cell>
          <table:table-cell/>
          <table:table-cell table:formula="of:=[.B12]+[.C12]" office:value-type="float" office:value="6040" calcext:value-type="float">
            <text:p>6040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6.04 k" calcext:value-type="string">
            <text:p>6.0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3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" calcext:value-type="float">
            <text:p>7500</text:p>
          </table:table-cell>
          <table:table-cell/>
          <table:table-cell table:formula="of:=[.B13]+[.C13]" office:value-type="float" office:value="7500" calcext:value-type="float">
            <text:p>7500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7.5 k" calcext:value-type="string">
            <text:p>7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3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B14]+[.C14]" office:value-type="float" office:value="10000" calcext:value-type="float">
            <text:p>1000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3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[.B15]+[.C15]" office:value-type="float" office:value="15000" calcext:value-type="float">
            <text:p>1500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3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B16]+[.C16]" office:value-type="float" office:value="20000" calcext:value-type="float">
            <text:p>2000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3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/>
          <table:table-cell table:formula="of:=[.B17]+[.C17]" office:value-type="float" office:value="22100" calcext:value-type="float">
            <text:p>2210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4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200" calcext:value-type="float">
            <text:p>33200</text:p>
          </table:table-cell>
          <table:table-cell/>
          <table:table-cell table:formula="of:=[.B18]+[.C18]" office:value-type="float" office:value="33200" calcext:value-type="float">
            <text:p>3320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33.2 k" calcext:value-type="string">
            <text:p>3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4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9900" calcext:value-type="float">
            <text:p>49900</text:p>
          </table:table-cell>
          <table:table-cell/>
          <table:table-cell table:formula="of:=[.B19]+[.C19]" office:value-type="float" office:value="49900" calcext:value-type="float">
            <text:p>4990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49.9 k" calcext:value-type="string">
            <text:p>49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4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3000" calcext:value-type="float">
            <text:p>53000</text:p>
          </table:table-cell>
          <table:table-cell/>
          <table:table-cell table:formula="of:=[.B20]+[.C20]" office:value-type="float" office:value="53000" calcext:value-type="float">
            <text:p>5300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53.0 k" calcext:value-type="string">
            <text:p>5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4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0400" calcext:value-type="float">
            <text:p>60400</text:p>
          </table:table-cell>
          <table:table-cell/>
          <table:table-cell table:formula="of:=[.B21]+[.C21]" office:value-type="float" office:value="60400" calcext:value-type="float">
            <text:p>60400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60.4 k" calcext:value-type="string">
            <text:p>60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4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1900" calcext:value-type="float">
            <text:p>61900</text:p>
          </table:table-cell>
          <table:table-cell/>
          <table:table-cell table:formula="of:=[.B22]+[.C22]" office:value-type="float" office:value="61900" calcext:value-type="float">
            <text:p>61900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61.9 k" calcext:value-type="string">
            <text:p>61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5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9800" calcext:value-type="float">
            <text:p>69800</text:p>
          </table:table-cell>
          <table:table-cell/>
          <table:table-cell table:formula="of:=[.B23]+[.C23]" office:value-type="float" office:value="69800" calcext:value-type="float">
            <text:p>69800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69.8 k" calcext:value-type="string">
            <text:p>69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5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" calcext:value-type="float">
            <text:p>75000</text:p>
          </table:table-cell>
          <table:table-cell/>
          <table:table-cell table:formula="of:=[.B24]+[.C24]" office:value-type="float" office:value="75000" calcext:value-type="float">
            <text:p>75000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75.0 k" calcext:value-type="string">
            <text:p>7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5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1000" calcext:value-type="float">
            <text:p>81000</text:p>
          </table:table-cell>
          <table:table-cell/>
          <table:table-cell table:formula="of:=[.B25]+[.C25]" office:value-type="float" office:value="81000" calcext:value-type="float">
            <text:p>81000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81.0 k" calcext:value-type="string">
            <text:p>8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5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6600" calcext:value-type="float">
            <text:p>86600</text:p>
          </table:table-cell>
          <table:table-cell/>
          <table:table-cell table:formula="of:=[.B26]+[.C26]" office:value-type="float" office:value="86600" calcext:value-type="float">
            <text:p>86600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86.6 k" calcext:value-type="string">
            <text:p>86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5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0900" calcext:value-type="float">
            <text:p>90900</text:p>
          </table:table-cell>
          <table:table-cell/>
          <table:table-cell table:formula="of:=[.B27]+[.C27]" office:value-type="float" office:value="90900" calcext:value-type="float">
            <text:p>90900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90.9 k" calcext:value-type="string">
            <text:p>9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6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95300" calcext:value-type="float">
            <text:p>95300</text:p>
          </table:table-cell>
          <table:table-cell/>
          <table:table-cell table:formula="of:=[.B28]+[.C28]" office:value-type="float" office:value="95300" calcext:value-type="float">
            <text:p>95300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95.3 k" calcext:value-type="string">
            <text:p>95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6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[.B29]+[.C29]" office:value-type="float" office:value="100000" calcext:value-type="float">
            <text:p>100000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1" calcext:value-type="percentage">
            <text:p>1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6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/>
          <table:table-cell table:formula="of:=[.B30]+[.C30]" office:value-type="float" office:value="105000" calcext:value-type="float">
            <text:p>105000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6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0" calcext:value-type="float">
            <text:p>110000</text:p>
          </table:table-cell>
          <table:table-cell/>
          <table:table-cell table:formula="of:=[.B31]+[.C31]" office:value-type="float" office:value="110000" calcext:value-type="float">
            <text:p>110000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6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/>
          <table:table-cell table:formula="of:=[.B32]+[.C32]" office:value-type="float" office:value="115000" calcext:value-type="float">
            <text:p>115000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7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/>
          <table:table-cell table:formula="of:=[.B33]+[.C33]" office:value-type="float" office:value="121000" calcext:value-type="float">
            <text:p>121000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7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/>
          <table:table-cell table:formula="of:=[.B34]+[.C34]" office:value-type="float" office:value="124000" calcext:value-type="float">
            <text:p>124000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7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7000" calcext:value-type="float">
            <text:p>137000</text:p>
          </table:table-cell>
          <table:table-cell/>
          <table:table-cell table:formula="of:=[.B35]+[.C35]" office:value-type="float" office:value="137000" calcext:value-type="float">
            <text:p>137000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137.0 k" calcext:value-type="string">
            <text:p>13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7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" calcext:value-type="float">
            <text:p>150000</text:p>
          </table:table-cell>
          <table:table-cell/>
          <table:table-cell table:formula="of:=[.B36]+[.C36]" office:value-type="float" office:value="150000" calcext:value-type="float">
            <text:p>150000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150.0 k" calcext:value-type="string">
            <text:p>1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7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/>
          <table:table-cell table:formula="of:=[.B37]+[.C37]" office:value-type="float" office:value="174000" calcext:value-type="float">
            <text:p>174000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8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/>
          <table:table-cell table:formula="of:=[.B38]+[.C38]" office:value-type="float" office:value="226000" calcext:value-type="float">
            <text:p>226000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8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49000" calcext:value-type="float">
            <text:p>249000</text:p>
          </table:table-cell>
          <table:table-cell/>
          <table:table-cell table:formula="of:=[.B39]+[.C39]" office:value-type="float" office:value="249000" calcext:value-type="float">
            <text:p>249000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249.0 k" calcext:value-type="string">
            <text:p>24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8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[.B40]+[.C40]" office:value-type="float" office:value="270000" calcext:value-type="float">
            <text:p>270000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270.0 k" calcext:value-type="string">
            <text:p>27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8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/>
          <table:table-cell table:formula="of:=[.B41]+[.C41]" office:value-type="float" office:value="301000" calcext:value-type="float">
            <text:p>301000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8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02000" calcext:value-type="float">
            <text:p>402000</text:p>
          </table:table-cell>
          <table:table-cell/>
          <table:table-cell table:formula="of:=[.B42]+[.C42]" office:value-type="float" office:value="402000" calcext:value-type="float">
            <text:p>402000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402.0 k" calcext:value-type="string">
            <text:p>4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9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750000" calcext:value-type="float">
            <text:p>750000</text:p>
          </table:table-cell>
          <table:table-cell/>
          <table:table-cell table:formula="of:=[.B43]+[.C43]" office:value-type="float" office:value="750000" calcext:value-type="float">
            <text:p>750000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750.0 k" calcext:value-type="string">
            <text:p>75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9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/>
          <table:table-cell table:formula="of:=[.B44]+[.C44]" office:value-type="float" office:value="1000000" calcext:value-type="float">
            <text:p>1000000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9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0" calcext:value-type="float">
            <text:p>1300000</text:p>
          </table:table-cell>
          <table:table-cell/>
          <table:table-cell table:formula="of:=[.B45]+[.C45]" office:value-type="float" office:value="1300000" calcext:value-type="float">
            <text:p>1300000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1.3 M" calcext:value-type="string">
            <text:p>1.3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9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0" calcext:value-type="float">
            <text:p>1620000</text:p>
          </table:table-cell>
          <table:table-cell/>
          <table:table-cell table:formula="of:=[.B46]+[.C46]" office:value-type="float" office:value="1620000" calcext:value-type="float">
            <text:p>1620000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1.62 M" calcext:value-type="string">
            <text:p>1.62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9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" calcext:value-type="float">
            <text:p>2000000</text:p>
          </table:table-cell>
          <table:table-cell/>
          <table:table-cell table:formula="of:=[.B47]+[.C47]" office:value-type="float" office:value="2000000" calcext:value-type="float">
            <text:p>2000000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2.0 M" calcext:value-type="string">
            <text:p>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0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0" calcext:value-type="float">
            <text:p>2610000</text:p>
          </table:table-cell>
          <table:table-cell/>
          <table:table-cell table:formula="of:=[.B48]+[.C48]" office:value-type="float" office:value="2610000" calcext:value-type="float">
            <text:p>2610000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2.61 M" calcext:value-type="string">
            <text:p>2.61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0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0" calcext:value-type="float">
            <text:p>3090000</text:p>
          </table:table-cell>
          <table:table-cell/>
          <table:table-cell table:formula="of:=[.B49]+[.C49]" office:value-type="float" office:value="3090000" calcext:value-type="float">
            <text:p>3090000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3.09 M" calcext:value-type="string">
            <text:p>3.0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0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490000" calcext:value-type="float">
            <text:p>6490000</text:p>
          </table:table-cell>
          <table:table-cell/>
          <table:table-cell table:formula="of:=[.B50]+[.C50]" office:value-type="float" office:value="6490000" calcext:value-type="float">
            <text:p>6490000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6.49 M" calcext:value-type="string">
            <text:p>6.49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0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000" calcext:value-type="float">
            <text:p>20000000</text:p>
          </table:table-cell>
          <table:table-cell/>
          <table:table-cell table:formula="of:=[.B51]+[.C51]" office:value-type="float" office:value="20000000" calcext:value-type="float">
            <text:p>20000000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20.0 M" calcext:value-type="string">
            <text:p>2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HECK to see if 20 or 30M</text:p>
          </table:table-cell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4 Row 10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52]+[.C52]" office:value-type="string" office:string-value="" calcext:value-type="error">
            <text:p>#VALUE!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1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53]+[.C53]" office:value-type="string" office:string-value="" calcext:value-type="error">
            <text:p>#VALUE!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1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/>
          <table:table-cell table:formula="of:=[.B54]+[.C54]" office:value-type="float" office:value="10000000" calcext:value-type="float">
            <text:p>10000000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1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000" calcext:value-type="float">
            <text:p>15000000</text:p>
          </table:table-cell>
          <table:table-cell/>
          <table:table-cell table:formula="of:=[.B55]+[.C55]" office:value-type="float" office:value="15000000" calcext:value-type="float">
            <text:p>15000000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15.0 M" calcext:value-type="string">
            <text:p>15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1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000" calcext:value-type="float">
            <text:p>22000000</text:p>
          </table:table-cell>
          <table:table-cell/>
          <table:table-cell table:formula="of:=[.B56]+[.C56]" office:value-type="float" office:value="22000000" calcext:value-type="float">
            <text:p>22000000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22.0 M" calcext:value-type="string">
            <text:p>22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1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57]+[.C57]" office:value-type="string" office:string-value="" calcext:value-type="error">
            <text:p>#VALUE!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4 Row 12 Column 1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58]+[.C58]" office:value-type="string" office:string-value="" calcext:value-type="error">
            <text:p>#VALUE!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4 Row 12 Column 2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59]+[.C59]" office:value-type="string" office:string-value="" calcext:value-type="error">
            <text:p>#VALUE!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2 Column 3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office:value-type="float" office:value="0.00000000012" calcext:value-type="float">
            <text:p>1.2E-10</text:p>
          </table:table-cell>
          <table:table-cell/>
          <table:table-cell table:formula="of:=[.B60]+[.C60]" office:value-type="float" office:value="0.00000000012" calcext:value-type="float">
            <text:p>1.2E-10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120.0 p" calcext:value-type="string">
            <text:p>12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office:value-type="float" office:value="0.0000000002" calcext:value-type="float">
            <text:p>2E-10</text:p>
          </table:table-cell>
          <table:table-cell/>
          <table:table-cell table:formula="of:=[.B61]+[.C61]" office:value-type="float" office:value="0.0000000002" calcext:value-type="float">
            <text:p>2E-10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200.0 p" calcext:value-type="string">
            <text:p>200.0 p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2 Column 4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62]+[.C62]" office:value-type="string" office:string-value="" calcext:value-type="error">
            <text:p>#VALUE!</text:p>
          </table:table-cell>
          <table:table-cell table:style-name="ce6" table:formula="of:=IF([.D62]&gt;=1000000; TEXT([.D62]/1000000; &quot;0.0#&quot;)&amp;&quot; M&quot;; IF([.D62]&gt;=1000; TEXT([.D62]/1000; &quot;0.0#&quot;)&amp;&quot; k&quot;;  IF([.D62]&gt;=1; TEXT([.D62]; &quot;0.0#&quot;);IF([.D62]&gt;=0.001; TEXT([.D62]*1000; &quot;0.0#&quot;)&amp;&quot; m&quot;; IF([.D62]&gt;=0.000001; TEXT([.D62]*1000000; &quot;0.0#&quot;)&amp;&quot; µ&quot;;IF([.D62]&gt;=0.000000001; TEXT([.D62]*1000000000; &quot;0.0#&quot;)&amp;&quot; n&quot;; IF([.D62]&gt;=0.000000000001; TEXT([.D62]*1000000000000; &quot;0.0#&quot;)&amp;&quot; p&quot;;TEXT([.D62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4 Row 12 Column 5</text:p>
          </table:table-cell>
          <table:table-cell office:value-type="string" calcext:value-type="string">
            <text:p>Resistors 4\IMG_E9443.JPG</text:p>
          </table:table-cell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/>
          <table:table-cell table:number-columns-repeated="16369"/>
        </table:table-row>
        <table:table-row table:style-name="ro1" table:number-rows-repeated="2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2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5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3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/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style-name="ce13"/>
          <table:table-cell table:number-columns-repeated="16368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/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09:33:48.2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3:12</meta:creation-date>
    <dc:language>en-US</dc:language>
    <dc:date>2026-01-26T09:35:25.963000000</dc:date>
    <meta:editing-cycles>29</meta:editing-cycles>
    <meta:editing-duration>P2DT12H26M34S</meta:editing-duration>
    <meta:generator>LibreOffice/24.2.5.2$Windows_X86_64 LibreOffice_project/bffef4ea93e59bebbeaf7f431bb02b1a39ee8a59</meta:generator>
    <meta:document-statistic meta:table-count="1" meta:cell-count="626" meta:object-count="0"/>
    <meta:user-defined meta:name="AppVersion">15.0000</meta:user-defined>
  </office:meta>
</office:document-meta>
</file>